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style:line-height-at-least="0.423cm"/>
      <style:text-properties officeooo:paragraph-rsid="0012f3bf"/>
    </style:style>
    <style:style style:name="P2" style:family="paragraph" style:parent-style-name="LO-normal">
      <style:text-properties officeooo:paragraph-rsid="0012f3bf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2f3bf"/>
    </style:style>
    <style:style style:name="P4" style:family="paragraph" style:parent-style-name="LO-normal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2f3bf"/>
    </style:style>
    <style:style style:name="P5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12f3bf"/>
    </style:style>
    <style:style style:name="P6" style:family="paragraph" style:parent-style-name="LO-normal">
      <style:paragraph-properties fo:margin-left="1.27cm" fo:margin-right="0cm" fo:text-indent="0cm" style:auto-text-indent="false"/>
      <style:text-properties officeooo:paragraph-rsid="0014d369"/>
    </style:style>
    <style:style style:name="P7" style:family="paragraph" style:parent-style-name="LO-normal">
      <style:paragraph-properties fo:margin-left="1.27cm" fo:margin-right="0cm" fo:text-indent="0cm" style:auto-text-indent="false"/>
      <style:text-properties officeooo:paragraph-rsid="00163a5f"/>
    </style:style>
    <style:style style:name="P8" style:family="paragraph" style:parent-style-name="Title">
      <style:paragraph-properties style:line-height-at-least="0.002cm" fo:text-align="center" style:justify-single-word="false"/>
      <style:text-properties officeooo:paragraph-rsid="0012f3bf"/>
    </style:style>
    <style:style style:name="P9" style:family="paragraph" style:parent-style-name="Standard">
      <style:paragraph-properties style:line-height-at-least="0.002cm" fo:text-align="center" style:justify-single-word="false"/>
      <style:text-properties style:font-name="Liberation Sans" fo:font-size="14pt" officeooo:rsid="0012697e" officeooo:paragraph-rsid="0012f3bf" style:font-name-asian="Microsoft YaHei" style:font-size-asian="14pt" style:font-name-complex="Arial" style:font-size-complex="14pt"/>
    </style:style>
    <style:style style:name="P10" style:family="paragraph" style:parent-style-name="Heading_20_1" style:list-style-name="WWNum1a">
      <style:paragraph-properties style:line-height-at-least="0.423cm"/>
      <style:text-properties officeooo:paragraph-rsid="0012f3bf"/>
    </style:style>
    <style:style style:name="P11" style:family="paragraph" style:parent-style-name="Heading_20_2" style:list-style-name="WWNum1a">
      <style:paragraph-properties style:line-height-at-least="0.423cm"/>
      <style:text-properties style:font-name="Liberation Sans" fo:font-size="14pt" officeooo:rsid="0016420c" officeooo:paragraph-rsid="0016420c" style:font-name-asian="Microsoft YaHei" style:font-size-asian="14pt" style:font-name-complex="Arial" style:font-size-complex="14pt"/>
    </style:style>
    <style:style style:name="P12" style:family="paragraph" style:parent-style-name="Heading_20_2" style:list-style-name="WWNum1a">
      <style:paragraph-properties style:line-height-at-least="0.423cm"/>
      <style:text-properties officeooo:paragraph-rsid="0012f3bf"/>
    </style:style>
    <style:style style:name="P13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12f3bf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c8245" officeooo:paragraph-rsid="00163a5f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13f31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14d369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0pt" fo:language="pt" fo:country="BR" officeooo:rsid="00163a5f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7" style:family="text">
      <style:text-properties style:use-window-font-color="true" loext:opacity="0%" style:font-name="Liberation Serif" fo:font-size="10pt" fo:language="pt" fo:country="BR" officeooo:rsid="001859f9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8" style:family="text"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9" style:family="text">
      <style:text-properties style:use-window-font-color="true" loext:opacity="0%" style:font-name="Liberation Serif" fo:font-size="12pt" fo:language="pt" fo:country="BR" officeooo:rsid="0013f31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" fo:font-size="12pt" fo:language="pt" fo:country="BR" officeooo:rsid="00149e8d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1" style:family="text">
      <style:text-properties style:use-window-font-color="true" loext:opacity="0%" style:font-name="Liberation Serif" fo:font-size="12pt" fo:language="pt" fo:country="BR" officeooo:rsid="00163a5f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0b34d2" style:font-size-asian="10pt" style:font-size-complex="10pt"/>
    </style:style>
    <style:style style:name="T15" style:family="text">
      <style:text-properties fo:font-size="10pt" officeooo:rsid="000c8245" style:font-size-asian="10pt" style:font-size-complex="10pt"/>
    </style:style>
    <style:style style:name="T16" style:family="text">
      <style:text-properties fo:font-size="10pt" officeooo:rsid="0013f315" style:font-size-asian="10pt" style:font-size-complex="10pt"/>
    </style:style>
    <style:style style:name="T17" style:family="text">
      <style:text-properties fo:font-size="10pt" officeooo:rsid="00163a5f" style:font-size-asian="10pt" style:font-size-complex="10pt"/>
    </style:style>
    <style:style style:name="T18" style:family="text">
      <style:text-properties fo:font-size="10pt" officeooo:rsid="001859f9" style:font-size-asian="10pt" style:font-size-complex="10pt"/>
    </style:style>
    <style:style style:name="T19" style:family="text">
      <style:text-properties officeooo:rsid="000b34d2"/>
    </style:style>
    <style:style style:name="T20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21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22" style:family="text">
      <style:text-properties style:font-name="Liberation Sans" fo:font-size="14pt" officeooo:rsid="0013f315" style:font-name-asian="Microsoft YaHei" style:font-size-asian="14pt" style:font-name-complex="Arial" style:font-size-complex="14pt"/>
    </style:style>
    <style:style style:name="T23" style:family="text">
      <style:text-properties style:font-name="Liberation Sans" fo:font-size="14pt" officeooo:rsid="00163a5f" style:font-name-asian="Microsoft YaHei" style:font-size-asian="14pt" style:font-name-complex="Arial" style:font-size-complex="14pt"/>
    </style:style>
    <style:style style:name="T24" style:family="text">
      <style:text-properties officeooo:rsid="000b3e23"/>
    </style:style>
    <style:style style:name="T25" style:family="text">
      <style:text-properties officeooo:rsid="000c82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Sistema de </text:span><text:span text:style-name="T12">Gerenciamento de Teatro</text:span><text:line-break/>Caso de Uso: <text:span text:style-name="T23">Listar</text:span><text:span text:style-name="T22"> peça, sessão ou sala</text:span></text:p>
      <text:list xml:id="list4256346584" text:style-name="WWNum1a">
        <text:list-item>
          <text:p text:style-name="P10">Descrição</text:p>
        </text:list-item>
      </text:list>
      <text:p text:style-name="P3"><text:span text:style-name="T13">Este </text:span><text:span text:style-name="T7">caso de uso</text:span><text:span text:style-name="T13"> descreve como é feita </text:span><text:span text:style-name="T4">a </text:span><text:span text:style-name="T6">listagem</text:span><text:span text:style-name="T4"> de peça</text:span><text:span text:style-name="T6">s</text:span><text:span text:style-name="T4">, sessões e salas</text:span><text:span text:style-name="T3">.</text:span></text:p>
      <text:list xml:id="list171313254427171" text:continue-numbering="true" text:style-name="WWNum1a">
        <text:list-item>
          <text:p text:style-name="P10">Descrição do Ator</text:p>
          <text:list>
            <text:list-item>
              <text:p text:style-name="P11">Usuário</text:p>
            </text:list-item>
          </text:list>
        </text:list-item>
        <text:list-item>
          <text:p text:style-name="P10">Pré-requisito</text:p>
        </text:list-item>
      </text:list>
      <text:p text:style-name="P5"><text:span text:style-name="T13">1. </text:span><text:span text:style-name="T17">N</text:span><text:span text:style-name="T6">ão se aplica</text:span><text:span text:style-name="T5">.</text:span></text:p>
      <text:list xml:id="list171312528987894" text:continue-numbering="true" text:style-name="WWNum1a">
        <text:list-item>
          <text:p text:style-name="P10">Fluxo básico de eventos</text:p>
        </text:list-item>
      </text:list>
      <text:list xml:id="list2182643846" text:style-name="WWNum2a">
        <text:list-item>
          <text:p text:style-name="P13"><text:span text:style-name="T15">O </text:span><text:span text:style-name="T6">usuário</text:span><text:span text:style-name="T15"> faz a escolha </text:span><text:span text:style-name="T16">de uma peça, sessão ou sala</text:span><text:span text:style-name="T15">.</text:span></text:p>
        </text:list-item>
        <text:list-item>
          <text:p text:style-name="P13"><text:span text:style-name="T15">Será mostrada uma tela </text:span><text:span text:style-name="T4">exibindo informações do objeto escolhido</text:span><text:span text:style-name="T13">.</text:span></text:p>
        </text:list-item>
        <text:list-item>
          <text:p text:style-name="P14"><text:span text:style-name="T4">Apos ver as informações o </text:span><text:span text:style-name="T6">usuário</text:span><text:span text:style-name="T4"> será redirecionado para a tela inicial</text:span><text:span text:style-name="T13">.</text:span></text:p>
        </text:list-item>
      </text:list>
      <text:list xml:id="list171311897408408" text:continue-list="list171312528987894" text:style-name="WWNum1a">
        <text:list-item>
          <text:p text:style-name="P10">Fluxos alternativos</text:p>
        </text:list-item>
      </text:list>
      <text:p text:style-name="P1"><text:span text:style-name="T19">5.1 </text:span><text:span text:style-name="T22">Peça, sessão ou sala</text:span><text:span text:style-name="T21"> não encontrad</text:span><text:span text:style-name="T22">a</text:span><text:span text:style-name="T21">.</text:span></text:p>
      <text:p text:style-name="P3"><text:span text:style-name="T3">Caso</text:span><text:span text:style-name="T4"> o objeto pesquisado não seja encontrado no banco de dados.</text:span></text:p>
      <text:p text:style-name="P4"><text:span text:style-name="T14"><text:tab/>1. </text:span><text:span text:style-name="T13">O sistema informa ao </text:span><text:span text:style-name="T15">participante</text:span><text:span text:style-name="T2">.</text:span><text:bookmark-start text:name="_heading=h.e9sl33f212yp"/><text:span text:style-name="T13"> </text:span></text:p>
      <text:list xml:id="list171312823705547" text:continue-numbering="true" text:style-name="WWNum1a">
        <text:list-item>
          <text:p text:style-name="P10">Cenários chave</text:p>
          <text:list>
            <text:list-item>
              <text:p text:style-name="P12">Erro ao conectar com o banco de dados.</text:p>
            </text:list-item>
          </text:list>
        </text:list-item>
        <text:list-item>
          <text:p text:style-name="P10">Pós-condição</text:p>
          <text:list>
            <text:list-item>
              <text:p text:style-name="P12"><text:span text:style-name="T23">Listagem</text:span><text:span text:style-name="T21"> feita com sucesso</text:span><text:span text:style-name="T24">. </text:span></text:p>
            </text:list-item>
          </text:list>
        </text:list-item>
      </text:list>
      <text:p text:style-name="P6"><text:span text:style-name="T8">O </text:span><text:span text:style-name="T11">usuário</text:span><text:span text:style-name="T10"> </text:span><text:span text:style-name="T8">conseguiu </text:span><text:span text:style-name="T9">ver as informações do objeto e foi redirecionado para a tela inicial</text:span><text:span text:style-name="T8">.</text:span><text:bookmark-start text:name="_heading=h.3ybgif14tkxo"/></text:p>
      <text:list xml:id="list171311899937887" text:continue-numbering="true" text:style-name="WWNum1a">
        <text:list-item>
          <text:list>
            <text:list-item>
              <text:p text:style-name="P12">Falha <text:span text:style-name="T20">na </text:span><text:span text:style-name="T23">listagem</text:span><text:bookmark-start text:name="_heading=h.i3hgy9e01tu0"/></text:p>
            </text:list-item>
          </text:list>
        </text:list-item>
      </text:list>
      <text:p text:style-name="P7">O <text:span text:style-name="T11">usuário</text:span><text:span text:style-name="T25"> não conseguiu </text:span><text:span text:style-name="T9">ver as informações do objeto e</text:span><text:span text:style-name="T25"> foi redirecionado para a tela inicial.</text:span></text:p>
      <text:list xml:id="list171312433640539" text:continue-numbering="true" text:style-name="WWNum1a">
        <text:list-item>
          <text:p text:style-name="P10">Requisitos especiais</text:p>
        </text:list-item>
      </text:list>
      <text:p text:style-name="P2"/>
      <text:p text:style-name="P9"><text:bookmark-end text:name="_heading=h.e9sl33f212yp"/><text:bookmark-end text:name="_heading=h.3ybgif14tkxo"/><text:bookmark-end text:name="_heading=h.i3hgy9e01tu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4M12S</meta:editing-duration>
    <meta:editing-cycles>14</meta:editing-cycles>
    <meta:generator>LibreOffice/7.1.5.2$Windows_X86_64 LibreOffice_project/85f04e9f809797b8199d13c421bd8a2b025d52b5</meta:generator>
    <dc:date>2021-10-18T17:13:01.484000000</dc:date>
    <meta:document-statistic meta:table-count="0" meta:image-count="0" meta:object-count="0" meta:page-count="1" meta:paragraph-count="23" meta:word-count="166" meta:character-count="924" meta:non-whitespace-character-count="793"/>
  </office:meta>
</office:document-meta>
</file>